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fe7f5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fc658" officeooo:paragraph-rsid="000fc658" style:font-size-asian="14pt" style:font-size-complex="14pt"/>
    </style:style>
    <style:style style:name="P2" style:family="paragraph" style:parent-style-name="Standard">
      <style:text-properties fo:font-size="14pt" officeooo:rsid="000fc658" officeooo:paragraph-rsid="000fc658" style:font-size-asian="14pt" style:font-size-complex="14pt"/>
    </style:style>
    <style:style style:name="P3" style:family="paragraph" style:parent-style-name="Standard">
      <style:text-properties fo:font-size="14pt" officeooo:rsid="0017a9a0" officeooo:paragraph-rsid="0017a9a0" style:font-size-asian="14pt" style:font-size-complex="14pt"/>
    </style:style>
    <style:style style:name="P4" style:family="paragraph" style:parent-style-name="Standard">
      <style:text-properties fo:font-size="14pt" officeooo:rsid="0018ed82" officeooo:paragraph-rsid="0018ed8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9999ff" fo:font-size="18pt" officeooo:rsid="000fc658" officeooo:paragraph-rsid="000fc658" style:font-size-asian="18pt" style:font-size-complex="18pt"/>
    </style:style>
    <style:style style:name="P6" style:family="paragraph" style:parent-style-name="Standard">
      <style:text-properties fo:font-size="16pt" officeooo:rsid="000fc658" officeooo:paragraph-rsid="000fc658" style:font-size-asian="16pt" style:font-size-complex="16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28e14" officeooo:paragraph-rsid="00128e14" style:font-size-asian="14pt" style:font-size-complex="14pt"/>
    </style:style>
    <style:style style:name="P9" style:family="paragraph" style:parent-style-name="Table_20_Contents">
      <style:text-properties fo:font-size="14pt" officeooo:rsid="0014e021" officeooo:paragraph-rsid="0014e021" style:font-size-asian="14pt" style:font-size-complex="14pt"/>
    </style:style>
    <style:style style:name="P10" style:family="paragraph" style:parent-style-name="Table_20_Contents">
      <style:text-properties fo:font-size="14pt" officeooo:rsid="0018ed82" officeooo:paragraph-rsid="0018ed82" style:font-size-asian="14pt" style:font-size-complex="14pt"/>
    </style:style>
    <style:style style:name="P11" style:family="paragraph" style:parent-style-name="Table_20_Contents">
      <style:text-properties fo:font-size="14pt" officeooo:paragraph-rsid="0019b4cf" style:font-size-asian="14pt" style:font-size-complex="14pt"/>
    </style:style>
    <style:style style:name="P12" style:family="paragraph" style:parent-style-name="Table_20_Contents">
      <style:text-properties fo:font-size="14pt" officeooo:rsid="001ab8c7" style:font-size-asian="14pt" style:font-size-complex="14pt"/>
    </style:style>
    <style:style style:name="P13" style:family="paragraph" style:parent-style-name="Table_20_Contents">
      <style:text-properties fo:font-size="14pt" officeooo:paragraph-rsid="001b1163" style:font-size-asian="14pt" style:font-size-complex="14pt"/>
    </style:style>
    <style:style style:name="T1" style:family="text">
      <style:text-properties officeooo:rsid="0011732b"/>
    </style:style>
    <style:style style:name="T2" style:family="text">
      <style:text-properties officeooo:rsid="0014e021"/>
    </style:style>
    <style:style style:name="T3" style:family="text">
      <style:text-properties officeooo:rsid="0016040b"/>
    </style:style>
    <style:style style:name="T4" style:family="text">
      <style:text-properties officeooo:rsid="0017a9a0"/>
    </style:style>
    <style:style style:name="T5" style:family="text">
      <style:text-properties officeooo:rsid="0018ed82"/>
    </style:style>
    <style:style style:name="T6" style:family="text">
      <style:text-properties officeooo:rsid="0019b4cf"/>
    </style:style>
    <style:style style:name="T7" style:family="text">
      <style:text-properties officeooo:rsid="001ab8c7"/>
    </style:style>
    <style:style style:name="T8" style:family="text">
      <style:text-properties officeooo:rsid="001b11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h<text:span text:style-name="T1">r</text:span>ase 2.2 Lucky Spin</text:p>
      <text:p text:style-name="P1">Document miêu tả chức năng từng API của server đối với phía Client – ADB</text:p>
      <text:p text:style-name="P1"/>
      <text:p text:style-name="P6">1. Server – Client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API Server</text:p>
          </table:table-cell>
          <table:table-cell table:style-name="Table1.B1" office:value-type="string">
            <text:p text:style-name="P8">Client</text:p>
          </table:table-cell>
        </table:table-row>
        <table:table-row>
          <table:table-cell table:style-name="Table1.A6" office:value-type="string">
            <text:p text:style-name="P9">API list event lucky spin</text:p>
          </table:table-cell>
          <table:table-cell table:style-name="Table1.B6" office:value-type="string">
            <text:p text:style-name="P9">- Hiển thị danh sách lucky spin đang <text:span text:style-name="T5">trong thời gian active.</text:span></text:p>
            <text:p text:style-name="P9">- Chi tiết của từng lucky spin: description, price per turn, start date, end date.</text:p>
          </table:table-cell>
        </table:table-row>
        <table:table-row>
          <table:table-cell table:style-name="Table1.A6" office:value-type="string">
            <text:p text:style-name="P7">API <text:span text:style-name="T2">luck spin detail by user</text:span></text:p>
          </table:table-cell>
          <table:table-cell table:style-name="Table1.B6" office:value-type="string">
            <text:p text:style-name="P7">- <text:span text:style-name="T2">Chi tiết từng lucky spin theo người chơi: số lượt quay còn lại, số tiền người chơi...</text:span></text:p>
          </table:table-cell>
        </table:table-row>
        <table:table-row>
          <table:table-cell table:style-name="Table1.A6" office:value-type="string">
            <text:p text:style-name="P7">API <text:span text:style-name="T2">buy turn</text:span></text:p>
          </table:table-cell>
          <table:table-cell table:style-name="Table1.B6" office:value-type="string">
            <text:p text:style-name="P7">- <text:span text:style-name="T2">Mua lượt chơi theo từng luck spin</text:span></text:p>
          </table:table-cell>
        </table:table-row>
        <table:table-row>
          <table:table-cell table:style-name="Table1.A6" office:value-type="string">
            <text:p text:style-name="P7">API award <text:span text:style-name="T3">lucky spin</text:span></text:p>
          </table:table-cell>
          <table:table-cell table:style-name="Table1.B6" office:value-type="string">
            <text:p text:style-name="P7">- <text:span text:style-name="T3">Quay luckspin và hiển thị kết quả quay theo server trả về</text:span></text:p>
          </table:table-cell>
        </table:table-row>
        <table:table-row>
          <table:table-cell table:style-name="Table1.A6" office:value-type="string">
            <text:p text:style-name="P7">API <text:span text:style-name="T4">lucky spin history</text:span></text:p>
          </table:table-cell>
          <table:table-cell table:style-name="Table1.B6" office:value-type="string">
            <text:p text:style-name="P7">- Danh <text:span text:style-name="T4">sách lịch sử quay của người chơi theo từng lucky spin</text:span></text:p>
          </table:table-cell>
        </table:table-row>
        <table:table-row>
          <table:table-cell table:style-name="Table1.A7" office:value-type="string">
            <text:p text:style-name="P7">API item<text:span text:style-name="T4">s</text:span> of <text:span text:style-name="T4">luck spin</text:span></text:p>
          </table:table-cell>
          <table:table-cell table:style-name="Table1.B7" office:value-type="string">
            <text:p text:style-name="P7">- Danh <text:span text:style-name="T4">sách các items trong luckspin</text:span></text:p>
          </table:table-cell>
        </table:table-row>
      </table:table>
      <text:p text:style-name="P1"/>
      <text:p text:style-name="P3">Các loại giải thưởng trong mỗi vòng quay:</text:p>
      <text:p text:style-name="P3">- Leaguepoint (lp): LP sẽ được server cộng thẳng vào tài khoản người chơi nếu quay trúng.</text:p>
      <text:p text:style-name="P3">- LuckyNumber (ln): Khi quay trúng, server sẽ random 1 số (00-99) trả về cho người chơi. Nếu cuối ngày số đó trùng với giải đặc biệt của KQSX thì người chơi sẽ nhận được số LP = pricePerTurn (of lucky spin) * 10 (Số sẽ do Admin quy định).</text:p>
      <text:p text:style-name="P3">- Giftcode (gc): Trả về giftcode cho người chơi nếu quay trúng. Giftcode đi theo từng luckyspin và do Publisher upload.</text:p>
      <text:p text:style-name="P3">- RealityGift (rg): Quà thực tế. Nếu người chơi quay trúng. Hệ thống sẽ random ra 1 chuỗi kí tự và trả lại cho người chơi. Yêu cầu người chơi nhập (đọc) chuỗi kí tự đó khi nhận quà.</text:p>
      <text:p text:style-name="P3">- Mất lượt / thêm lượt (Handle): Server +(-) thẳng vào lượt người chơi nếu quay trúng.</text:p>
      <text:p text:style-name="P3"/>
      <text:p text:style-name="P4">2. Server – ADB</text:p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API Server</text:p>
          </table:table-cell>
          <table:table-cell table:style-name="Table2.B1" office:value-type="string">
            <text:p text:style-name="P10">ADB</text:p>
          </table:table-cell>
        </table:table-row>
        <table:table-row>
          <table:table-cell table:style-name="Table2.A2" office:value-type="string">
            <text:p text:style-name="P10">API create item of luckyspin</text:p>
          </table:table-cell>
          <table:table-cell table:style-name="Table2.B2" office:value-type="string">
            <text:p text:style-name="P7">- <text:span text:style-name="T5">Tạo ra các item sẽ được sử dụng trong luckyspin.</text:span></text:p>
            <text:p text:style-name="P7">- <text:span text:style-name="T5">Chỉ Admin mới được phép thêm trạng </text:span><text:soft-page-break/><text:span text:style-name="T5">thái default cho item - trạng thái mà luckyspin nào cũng buộc phải có item đó.</text:span></text:p>
          </table:table-cell>
        </table:table-row>
        <table:table-row>
          <table:table-cell table:style-name="Table2.A2" office:value-type="string">
            <text:p text:style-name="P7">API <text:span text:style-name="T5">list item </text:span></text:p>
          </table:table-cell>
          <table:table-cell table:style-name="Table2.B2" office:value-type="string">
            <text:p text:style-name="P7">- <text:span text:style-name="T5">Hiển thị danh sách các items.</text:span></text:p>
            <text:p text:style-name="P7">- <text:span text:style-name="T5">Các publisher chỉ có thể xem các items do mình tạo và các items ở chế độ default.</text:span></text:p>
            <text:p text:style-name="P7">- Admin <text:span text:style-name="T5">có thể xem được hết.</text:span></text:p>
          </table:table-cell>
        </table:table-row>
        <table:table-row>
          <table:table-cell table:style-name="Table2.A2" office:value-type="string">
            <text:p text:style-name="P7">API <text:span text:style-name="T6">search/filter item</text:span></text:p>
          </table:table-cell>
          <table:table-cell table:style-name="Table2.B2" office:value-type="string">
            <text:p text:style-name="P7">- <text:span text:style-name="T6">Search / filter item</text:span></text:p>
          </table:table-cell>
        </table:table-row>
        <table:table-row>
          <table:table-cell table:style-name="Table2.A2" office:value-type="string">
            <text:p text:style-name="P7">API item detail</text:p>
          </table:table-cell>
          <table:table-cell table:style-name="Table2.B2" office:value-type="string">
            <text:p text:style-name="P7">- Detail <text:span text:style-name="T5">của các item</text:span></text:p>
          </table:table-cell>
        </table:table-row>
        <table:table-row>
          <table:table-cell table:style-name="Table2.A2" office:value-type="string">
            <text:p text:style-name="P7">API update item</text:p>
          </table:table-cell>
          <table:table-cell table:style-name="Table2.B2" office:value-type="string">
            <text:p text:style-name="P11">- <text:span text:style-name="T5">Pubisher chỉ có thể update các Item do chính pubisher đó tạo ra.</text:span></text:p>
            <text:p text:style-name="P11">- Admin <text:span text:style-name="T5">có thể update được hết.</text:span></text:p>
          </table:table-cell>
        </table:table-row>
        <table:table-row>
          <table:table-cell table:style-name="Table2.A2" office:value-type="string">
            <text:p text:style-name="P7">API delete item</text:p>
          </table:table-cell>
          <table:table-cell table:style-name="Table2.B2" office:value-type="string">
            <text:p text:style-name="P7">- <text:span text:style-name="T5">Tương tự như update item.</text:span></text:p>
            <text:p text:style-name="P7">- <text:span text:style-name="T5">Không thể xóa item nếu item đó đang thuộc luckyspin bất kì.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API <text:span text:style-name="T5">create luckyspin</text:span></text:p>
          </table:table-cell>
          <table:table-cell table:style-name="Table2.B2" office:value-type="string">
            <text:p text:style-name="P7">- <text:span text:style-name="T6">Tạo ra luckyspin và lựa chọn các item cho luckyspin đó.</text:span></text:p>
            <text:p text:style-name="P7">- <text:span text:style-name="T6">Có 10 item trong đó mặc định sẽ có các item default. Publisher sẽ phải thêm các item còn lại cho đủ 10 item.</text:span></text:p>
            <text:p text:style-name="P7">- <text:span text:style-name="T6">Publisher chỉ có thể lựa chọn các item do chính mình tạo ra cùng tỉ lệ ra các item đó.</text:span></text:p>
            <text:p text:style-name="P7">- <text:span text:style-name="T6">Tổng tỉ lệ 10 items = 100%</text:span></text:p>
          </table:table-cell>
        </table:table-row>
        <table:table-row>
          <table:table-cell table:style-name="Table2.A2" office:value-type="string">
            <text:p text:style-name="P7">API update <text:span text:style-name="T6">luckyspin</text:span></text:p>
          </table:table-cell>
          <table:table-cell table:style-name="Table2.B2" office:value-type="string">
            <text:p text:style-name="P11">- <text:span text:style-name="T5">Pubisher chỉ có thể update các luckyspin do chính pubisher đó tạo ra.</text:span></text:p>
            <text:p text:style-name="P11">- Admin <text:span text:style-name="T5">có thể update được hết.</text:span></text:p>
          </table:table-cell>
        </table:table-row>
        <table:table-row>
          <table:table-cell table:style-name="Table2.A2" office:value-type="string">
            <text:p text:style-name="P7">API delete luckyspin</text:p>
          </table:table-cell>
          <table:table-cell table:style-name="Table2.B2" office:value-type="string">
            <text:p text:style-name="P11">- <text:span text:style-name="T5">Tương tự như update luckyspin.</text:span></text:p>
            <text:p text:style-name="P11">- <text:span text:style-name="T5">Không thể xóa luckyspin nếu luckyspin đó đang trong thời gian hoạt động.</text:span></text:p>
          </table:table-cell>
        </table:table-row>
        <table:table-row>
          <table:table-cell table:style-name="Table2.A2" office:value-type="string">
            <text:p text:style-name="P7">API <text:span text:style-name="T7">search / filter luckyspin</text:span></text:p>
          </table:table-cell>
          <table:table-cell table:style-name="Table2.B2" office:value-type="string">
            <text:p text:style-name="P11">- <text:span text:style-name="T7">Search / filter luckyspin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API <text:span text:style-name="T6">buy turn</text:span> <text:span text:style-name="T6">luckyspin history</text:span></text:p>
          </table:table-cell>
          <table:table-cell table:style-name="Table2.B2" office:value-type="string">
            <text:p text:style-name="P7">- <text:span text:style-name="T6">Hiển thị lịch sử mua lượt theo từng luckyspin / người chơi.</text:span></text:p>
          </table:table-cell>
        </table:table-row>
        <table:table-row>
          <table:table-cell table:style-name="Table2.A2" office:value-type="string">
            <text:p text:style-name="P7">API award <text:span text:style-name="T6">luckyspin history</text:span></text:p>
          </table:table-cell>
          <table:table-cell table:style-name="Table2.B2" office:value-type="string">
            <text:p text:style-name="P7">- <text:span text:style-name="T6">Hiển thị lịch sử quay theo từng luckyspin / người chơi.</text:span></text:p>
          </table:table-cell>
        </table:table-row>
        <table:table-row>
          <table:table-cell table:style-name="Table2.A2" office:value-type="string">
            <text:p text:style-name="P7">API <text:span text:style-name="T7">thống kê item đã quay</text:span></text:p>
          </table:table-cell>
          <table:table-cell table:style-name="Table2.B2" office:value-type="string">
            <text:p text:style-name="P12">- <text:span text:style-name="T8">Thông kê số lượng item đã được người chơi quay trúng, số lần quay, tỉ lệ.</text:span></text:p>
          </table:table-cell>
        </table:table-row>
        <text:soft-page-break/>
        <table:table-row>
          <table:table-cell table:style-name="Table2.A2" office:value-type="string">
            <text:p text:style-name="P13">API <text:span text:style-name="T7">thống kê luckyspin</text:span></text:p>
          </table:table-cell>
          <table:table-cell table:style-name="Table2.B2" office:value-type="string">
            <text:p text:style-name="P7">- <text:span text:style-name="T8">Thống kê luckyspin số lượt được mua, số lượt free cho người chơi, số lượt quay, số tiền mua..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14:07.801309050</meta:creation-date>
    <dc:date>2017-06-28T09:26:26.353498611</dc:date>
    <meta:editing-duration>PT51M18S</meta:editing-duration>
    <meta:editing-cycles>8</meta:editing-cycles>
    <meta:generator>LibreOffice/4.2.8.2$Linux_X86_64 LibreOffice_project/420m0$Build-2</meta:generator>
    <meta:document-statistic meta:table-count="2" meta:image-count="0" meta:object-count="0" meta:page-count="3" meta:paragraph-count="65" meta:word-count="640" meta:character-count="3101" meta:non-whitespace-character-count="2522"/>
  </office:meta>
</office:document-meta>
</file>